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59.69pt" fo:break-before="auto" style:use-optimal-row-height="true"/>
    </style:style>
    <style:style style:name="ro10" style:family="table-row">
      <style:table-row-properties style:row-height="382.51pt" fo:break-before="auto" style:use-optimal-row-height="true"/>
    </style:style>
    <style:style style:name="ro11" style:family="table-row">
      <style:table-row-properties style:row-height="101.25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303.76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303.7pt" fo:break-before="auto" style:use-optimal-row-height="true"/>
    </style:style>
    <style:style style:name="ro17" style:family="table-row">
      <style:table-row-properties style:row-height="79.85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236.24pt" fo:break-before="auto" style:use-optimal-row-height="true"/>
    </style:style>
    <style:style style:name="ro20" style:family="table-row">
      <style:table-row-properties style:row-height="191.25pt" fo:break-before="auto" style:use-optimal-row-height="true"/>
    </style:style>
    <style:style style:name="ro21" style:family="table-row">
      <style:table-row-properties style:row-height="57.46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124.61pt" fo:break-before="auto" style:use-optimal-row-height="true"/>
    </style:style>
    <style:style style:name="ro24" style:family="table-row">
      <style:table-row-properties style:row-height="258.94pt" fo:break-before="auto" style:use-optimal-row-height="true"/>
    </style:style>
    <style:style style:name="ro25" style:family="table-row">
      <style:table-row-properties style:row-height="438.04pt" fo:break-before="auto" style:use-optimal-row-height="true"/>
    </style:style>
    <style:style style:name="ro26" style:family="table-row">
      <style:table-row-properties style:row-height="135.01pt" fo:break-before="auto" style:use-optimal-row-height="true"/>
    </style:style>
    <style:style style:name="ro27" style:family="table-row">
      <style:table-row-properties style:row-height="123.76pt" fo:break-before="auto" style:use-optimal-row-height="true"/>
    </style:style>
    <style:style style:name="ro28" style:family="table-row">
      <style:table-row-properties style:row-height="157.49pt" fo:break-before="auto" style:use-optimal-row-height="true"/>
    </style:style>
    <style:style style:name="ro29" style:family="table-row">
      <style:table-row-properties style:row-height="247.49pt" fo:break-before="auto" style:use-optimal-row-height="true"/>
    </style:style>
    <style:style style:name="ro30" style:family="table-row">
      <style:table-row-properties style:row-height="258.75pt" fo:break-before="auto" style:use-optimal-row-height="true"/>
    </style:style>
    <style:style style:name="ro31" style:family="table-row">
      <style:table-row-properties style:row-height="213.76pt" fo:break-before="auto" style:use-optimal-row-height="true"/>
    </style:style>
    <style:style style:name="ro32" style:family="table-row">
      <style:table-row-properties style:row-height="90pt" fo:break-before="auto" style:use-optimal-row-height="true"/>
    </style:style>
    <style:style style:name="ro33" style:family="table-row">
      <style:table-row-properties style:row-height="214.16pt" fo:break-before="auto" style:use-optimal-row-height="true"/>
    </style:style>
    <style:style style:name="ro34" style:family="table-row">
      <style:table-row-properties style:row-height="23.84pt" fo:break-before="auto" style:use-optimal-row-height="true"/>
    </style:style>
    <style:style style:name="ro35" style:family="table-row">
      <style:table-row-properties style:row-height="45.01pt" fo:break-before="auto" style:use-optimal-row-height="true"/>
    </style:style>
    <style:style style:name="ro36" style:family="table-row">
      <style:table-row-properties style:row-height="46.26pt" fo:break-before="auto" style:use-optimal-row-height="true"/>
    </style:style>
    <style:style style:name="ro37" style:family="table-row">
      <style:table-row-properties style:row-height="35.04pt" fo:break-before="auto" style:use-optimal-row-height="true"/>
    </style:style>
    <style:style style:name="ro38" style:family="table-row">
      <style:table-row-properties style:row-height="146.24pt" fo:break-before="auto" style:use-optimal-row-height="true"/>
    </style:style>
    <style:style style:name="ro39"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7"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96"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language-asian="zh" style:country-asian="CN" style:font-name="DejaVu Sans" fo:font-weight="normal" style:text-line-through-type="none" style:text-outline="false" style:text-line-through-mode="continuous" style:font-name-asian="DejaVu Sans" style:font-size-asian="10pt" style:font-weight-asian="normal" style:font-style-asian="normal" style:text-emphasize="none" style:text-overline-style="none" style:text-overline-color="font-color"/>
    </style:style>
    <style:style style:name="T7" style:family="text">
      <style:text-properties style:font-weight-complex="normal" style:font-relief="none" style:font-style-complex="normal" style:font-size-complex="10pt" style:font-name-complex="DejaVu Sans" style:language-complex="hi" style:country-complex="IN" fo:language="en" fo:country="US" fo:text-shadow="none" fo:font-style="normal" style:text-underline-style="none" style:text-underline-color="font-color" fo:font-size="10pt" style:font-name="DejaVu Sans"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8" style:family="text">
      <style:text-properties style:font-weight-asian="normal" style:text-line-through-mode="continuous" style:font-relief="none" style:language-asian="zh" style:country-asian="CN" style:language-complex="hi" style:country-complex="IN" style:font-style-complex="normal" fo:font-style="normal" style:text-line-through-type="none" style:text-emphasize="none" style:font-size-complex="10pt" style:font-weight-complex="normal" fo:font-size="10pt" fo:language="en" fo:country="US" style:text-outline="false" style:text-underline-style="none" style:text-underline-color="font-color" style:font-name-complex="DejaVu Sans" style:font-size-asian="10pt" style:font-name="DejaVu Sans" fo:text-shadow="none" style:font-name-asian="DejaVu Sans" fo:font-weight="normal" style:text-overline-style="none" style:text-overline-color="font-color" style:font-style-asian="normal"/>
    </style:style>
    <style:style style:name="T9"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font-name="DejaVu Sans"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style>
    <style:style style:name="T12" style:family="text">
      <style:text-properties fo:font-style="normal" style:font-style-asian="normal" style:font-style-complex="normal"/>
    </style:style>
    <style:style style:name="T13"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7"/>
        <table:table-column table:style-name="co10" table:default-cell-style-name="ce42"/>
        <table:table-column table:style-name="co11" table:default-cell-style-name="ce42"/>
        <table:table-column table:style-name="co12" table:default-cell-style-name="ce96"/>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13">Vmware (vzdialený server)</text:span></text:p>
            <text:p><text:span text:style-name="T13">4 CPU</text:span></text:p>
            <text:p><text:span text:style-name="T13">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4">c3725-adventerprisek9-mz.124-25d_0x60a800f0_20100818_NEFUNGUJE_ZAMRZNE.image</text:span></text:p>
            <text:p/>
            <text:p><text:span text:style-name="T3">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
            <text:p>-Linky</text:p>
            <text:p><text:a xlink:href="http://danielkleviansky.com/unsupported-iol-features/" xlink:type="simple">http://danielkleviansky.com/unsupported-iol-features/</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1 CP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6">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11">(</text:span>PRS2 semestralka<text:span text:style-name="T11">)</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text:span text:style-name="T6">VCP: root/&lt;bez hesla&gt;</text:span></text:p>
            <text:p><text:span text:style-name="T7">VFP: root/root</text:span></text:p>
            <text:p><text:span text:style-name="T5"/></text:p>
            <text:p><text:span text:style-name="T8">-Na commit konfiguracnych zmien je potrebne heslo. Pre jednoduchost mozeme zadat heslo (na VCP):</text:span></text:p>
            <text:p><text:span text:style-name="T5"/></text:p>
            <text:p><text:span text:style-name="T9">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Nokia (timos a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5">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32">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3">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4">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4">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4">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2">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2">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8">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5">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4">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9">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5"/>
          <table:table-cell/>
          <table:table-cell table:style-name="ce194"/>
          <table:table-cell table:number-columns-repeated="2"/>
          <table:table-cell table:style-name="ce5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08:19:52.529586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24T17:17:48.842483445</dc:date>
    <meta:editing-duration>P19DT8H19M45S</meta:editing-duration>
    <meta:editing-cycles>547</meta:editing-cycles>
    <meta:generator>LibreOffice/6.0.0.3$Linux_X86_64 LibreOffice_project/00m0$Build-3</meta:generator>
    <meta:document-statistic meta:table-count="1" meta:cell-count="837" meta:object-count="0"/>
  </office:meta>
</office:document-meta>
</file>